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vertical-align="middle" draw:auto-grow-height="false" fo:min-height="0cm" fo:min-width="0cm"/>
    </style:style>
    <style:style style:name="pr1" style:family="presentation" style:parent-style-name="Inspiration-title">
      <style:graphic-properties fo:min-height="2cm"/>
    </style:style>
    <style:style style:name="pr2" style:family="presentation" style:parent-style-name="Inspiration-subtitle">
      <style:graphic-properties draw:fill-color="#ffffff" fo:min-height="6.3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text-properties fo:font-size="29.3999996185303pt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style:paragraph-properties fo:text-align="start"/>
    </style:style>
    <style:style style:name="T1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0cm" svg:height="4.42cm" svg:x="3.8cm" svg:y="5.457cm" presentation:class="title" presentation:user-transformed="true">
          <draw:text-box>
            <text:p text:style-name="P1"><text:span text:style-name="T1">Plan de evaluación</text:span><text:line-break/><text:line-break/>Proyecto: Make Yourself Strong</text:p>
          </draw:text-box>
        </draw:frame>
        <draw:frame presentation:style-name="pr2" draw:text-style-name="P2" draw:layer="layout" svg:width="25.2cm" svg:height="6.379cm" svg:x="1.4cm" svg:y="10.8cm" presentation:class="subtitle" presentation:user-transformed="true">
          <draw:text-box>
            <text:p text:style-name="P2">Josu Rodríguez</text:p>
            <text:p text:style-name="P2">Jose Ignacio Sánchez</text:p>
            <text:p text:style-name="P2">David Ramirez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Índice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Métodos tenidos en cuenta</text:p>
              </text:list-item>
              <text:list-item>
                <text:p>Métodos desechados</text:p>
              </text:list-item>
              <text:list-item>
                <text:p>Plan de evaluación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Métodos tenidos en cuent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Inspección heurística</text:p>
              </text:list-item>
              <text:list-item>
                <text:p>Recorrido de la usabilidad plural</text:p>
              </text:list-item>
              <text:list-item>
                <text:p>Observación de campo</text:p>
              </text:list-item>
              <text:list-item>
                <text:p>Cuestionarios</text:p>
              </text:list-item>
              <text:list-item>
                <text:p>Registro de uso</text:p>
              </text:list-item>
              <text:list-item>
                <text:p>Pensar en voz alta o interacción constructiva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Métodos tenidos en cuent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Inspección heurística</text:span></text:p>
                <text:list>
                  <text:list-item>
                    <text:p>Ya aplicado. Las funcionalidades implementadas se evalúan contra una lista de heurísticos.</text:p>
                  </text:list-item>
                  <text:list-item>
                    <text:p>Nos permite tener un punto de vista diferente del proyecto.</text:p>
                    <text:p/>
                  </text:list-item>
                </text:list>
              </text:list-item>
              <text:list-item>
                <text:p><text:span text:style-name="T2">Recorrido de la usabilidad plural</text:span></text:p>
                <text:list>
                  <text:list-item>
                    <text:p>No aplicado. Permitiría obtener el modo de interacción adecuada que deberían tener tareas de la aplicació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Métodos tenidos en cuent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Observación de campo</text:span></text:p>
                <text:list>
                  <text:list-item>
                    <text:p>Método ya aplicado “Observación de participantes”. A partir de la observación de usuarios utilizando una aplicación existente, detectamos necesidades a cubrir en nuestro proyecto.</text:p>
                    <text:p/>
                  </text:list-item>
                </text:list>
              </text:list-item>
              <text:list-item>
                <text:p><text:span text:style-name="T2">Cuestionarios</text:span></text:p>
                <text:list>
                  <text:list-item>
                    <text:p>Aplicado durante la realización del prototipo digital. Nos permite consultar opiniones de los usuarios de forma estructurada en base a preguntas de diverso tip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Métodos tenidos en cuenta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Registro de uso</text:span></text:p>
                <text:list>
                  <text:list-item>
                    <text:p>Su aplicación nos permitiría detectar cuáles son las secciones de la página que son más accedidas por los usuarios. De esa forma localizamos las áreas a las que dedicarles más atención.</text:p>
                    <text:p/>
                  </text:list-item>
                </text:list>
              </text:list-item>
              <text:list-item>
                <text:p><text:span text:style-name="T2">Pensar en voz alta o interacción constructiva</text:span></text:p>
                <text:list>
                  <text:list-item>
                    <text:p>Su aplicación resultaría simple. El usuario que prueba nuestro sistema nos comunica sus impresiones a medida que lo usa. Opción para validar el sistema final.</text:p>
                  </text:list-item>
                  <text:list-item>
                    <text:p>En el 2º método, el proceso se realiza con 2 person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Métodos desechad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Recorrido cognitivo</text:p>
              </text:list-item>
              <text:list-item>
                <text:p>Inspección de estándares</text:p>
              </text:list-item>
              <text:list-item>
                <text:p>Grupos de discusión dirigidos</text:p>
              </text:list-item>
              <text:list-item>
                <text:p>Entrevistas</text:p>
              </text:list-item>
              <text:list-item>
                <text:p>Medida de las prestaciones</text:p>
              </text:list-item>
              <text:list-item>
                <text:p>Test retrospectivo</text:p>
              </text:list-item>
              <text:list-item>
                <text:p>Método del conductor (coaching)</text:p>
              </text:list-item>
              <text:list-item>
                <text:p>Ordenación de tarjetas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Métodos desechad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Recorrido cognitivo</text:span></text:p>
                <text:list>
                  <text:list-item>
                    <text:p>No optaríamos por aplicarlo, los resultados los podemos obtener por medio de la<text:span text:style-name="T3"> observación de participantes</text:span>.</text:p>
                    <text:p/>
                  </text:list-item>
                </text:list>
              </text:list-item>
              <text:list-item>
                <text:p><text:span text:style-name="T2">Inspección de estándares</text:span></text:p>
                <text:list>
                  <text:list-item>
                    <text:p>No se plantea su uso inicialmente. En posteriores revisiones del sistema final podría ser interesante obtener certificaciones en accesibilidad definidas por la norma WCAG del W3C (por ejemplo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Métodos desechad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Grupos de discusión dirigidos</text:span></text:p>
                <text:list>
                  <text:list-item>
                    <text:p>No se aplicaría por la necesidad de realizar reuniones con grupos de usuarios y la falta de destrezas para la moderación de dichas sesiones.</text:p>
                  </text:list-item>
                  <text:list-item>
                    <text:p>En su lugar se usaría <text:span text:style-name="T3">pensar en voz alta</text:span>.</text:p>
                    <text:p/>
                  </text:list-item>
                </text:list>
              </text:list-item>
              <text:list-item>
                <text:p><text:span text:style-name="T2">Entrevistas</text:span></text:p>
                <text:list>
                  <text:list-item>
                    <text:p>No la aplicaríamos como tal al proyecto, aunque a la hora de realizar la <text:span text:style-name="T3">observación de participantes</text:span> ya realizábamos algunas preguntas a los usuarios con el fin de detectar nuevas necesidades para el proyec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Métodos desechad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Medida de las prestaciones</text:span></text:p>
                <text:list>
                  <text:list-item>
                    <text:p>Descartado por complejidad. Sus resultados se pueden satisfacer mediante <text:span text:style-name="T3">pensar en voz alta</text:span><text:span text:style-name="T4">, cuya aplicación resulta más simple.</text:span></text:p>
                    <text:p><text:s/></text:p>
                  </text:list-item>
                </text:list>
              </text:list-item>
              <text:list-item>
                <text:p><text:span text:style-name="T2">Test retrospectivo</text:span></text:p>
                <text:list>
                  <text:list-item>
                    <text:p>Resultados parecidos a la observación de participantes. A diferencia de la anterior, en está se graba al usuario usando el sistema para analizarl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" draw:layer="layout" svg:width="20cm" svg:height="2cm" svg:x="1.4cm" svg:y="1.6cm" presentation:class="title" presentation:user-transformed="true">
          <draw:text-box>
            <text:p>Métodos desechado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Método del conductor (coaching)</text:span></text:p>
                <text:list>
                  <text:list-item>
                    <text:p>Orientado a mejorar la interacción para usuarios inexpertos. Queda cubierta con <text:span text:style-name="T3">pensar en voz alta</text:span><text:span text:style-name="T4"> entre otros.</text:span></text:p>
                    <text:p><text:span text:style-name="T4"/></text:p>
                  </text:list-item>
                </text:list>
              </text:list-item>
              <text:list-item>
                <text:p><text:span text:style-name="T2">Ordenación de tarjetas</text:span></text:p>
                <text:list>
                  <text:list-item>
                    <text:p>Se dedica a la organización de elementos en categorías.</text:p>
                  </text:list-item>
                  <text:list-item>
                    <text:p>Esto lo realizamos mediante un <text:span text:style-name="T3">cuestionari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lan de evaluación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Fases detectadas en el desarrollo:</text:span></text:p>
                <text:list>
                  <text:list-item>
                    <text:p>Captura de requisitos.</text:p>
                  </text:list-item>
                  <text:list-item>
                    <text:p>Prototipo inicial.</text:p>
                  </text:list-item>
                  <text:list-item>
                    <text:p>Desarrollo del proyecto.</text:p>
                  </text:list-item>
                  <text:list-item>
                    <text:p>Validación.</text:p>
                  </text:list-item>
                </text:list>
              </text:list-item>
            </text:list>
          </draw:text-box>
        </draw:frame>
        <draw:custom-shape draw:style-name="gr2" draw:text-style-name="P1" draw:layer="layout" svg:width="2cm" svg:height="2cm" svg:x="13cm" svg:y="9.8cm">
          <text:p/>
          <draw:enhanced-geometry svg:viewBox="0 0 21600 21600" draw:text-areas="0 0 21600 21600" draw:mirror-horizontal="false" draw:mirror-vertical="true" draw:type="circular-arrow" draw:modifiers="-76.0891799286765 84.3990676094979 7576.200190133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" draw:text-style-name="P1" draw:layer="layout" svg:width="2cm" svg:height="2cm" svg:x="1.4cm" svg:y="9.6cm">
          <text:p/>
          <draw:enhanced-geometry svg:viewBox="0 0 21600 21600" draw:text-areas="0 0 21600 21600" draw:mirror-horizontal="true" draw:mirror-vertical="false" draw:type="circular-arrow" draw:modifiers="-76.0891799286765 84.3990676094979 7576.2001901333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 presentation:user-transformed="true">
          <draw:text-box>
            <text:p>Plan de evaluación por fases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2">
              <text:list-item>
                <text:p text:style-name="P4"><text:span text:style-name="T2">Captura de requisitos</text:span></text:p>
                <text:list>
                  <text:list-item>
                    <text:p><text:span text:style-name="T5">En esta fase la </text:span><text:span text:style-name="T2">observación de campo</text:span><text:span text:style-name="T5"> es el método más adecuado.</text:span></text:p>
                  </text:list-item>
                  <text:list-item>
                    <text:p><text:span text:style-name="T5">Obtenemos necesidades a incluir en la aplicació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lan de evaluación <text:s/>por fases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2">
              <text:list-item>
                <text:p text:style-name="P4"><text:span text:style-name="T2">Prototipo inicial</text:span></text:p>
                <text:list>
                  <text:list-item>
                    <text:p><text:span text:style-name="T5">El </text:span><text:span text:style-name="T2">recorrido de la usabilidad plural</text:span><text:span text:style-name="T5"> nos permite conocer cómo se debe realizar la interacción en las diferentes tareas del sistema y hacer un desarrollo más adecuado.</text:span></text:p>
                    <text:p><text:span text:style-name="T5"/></text:p>
                  </text:list-item>
                  <text:list-item>
                    <text:p><text:span text:style-name="T5">La </text:span><text:span text:style-name="T2">observación de campo</text:span><text:span text:style-name="T5"> también nos permitiría conocer los defectos que pudiera tener este primer prototip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lan de evaluación <text:s/>por fase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<text:span text:style-name="T2">Desarrollo del proyecto</text:span></text:p>
                <text:p><text:span text:style-name="T2"/></text:p>
                <text:list>
                  <text:list-item>
                    <text:p>Puede incluir el desarrollo de varios prototipos.</text:p>
                    <text:p/>
                    <text:p/>
                  </text:list-item>
                  <text:list-item>
                    <text:p>La realización de <text:span text:style-name="T2">cuestionarios</text:span><text:span text:style-name="T5"> podría aportar información en cuanto a como desarrollar aspectos que no se hubieran tenido en cuenta en el prototipo inici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lan de evaluación <text:s/>por fases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2">
              <text:list-item>
                <text:p text:style-name="P4"><text:span text:style-name="T2">Validación</text:span></text:p>
                <text:list>
                  <text:list-item>
                    <text:p><text:span text:style-name="T5">Del producto final o realimentación a la fase de desarrollo.</text:span></text:p>
                    <text:p><text:span text:style-name="T5"/></text:p>
                    <text:p><text:span text:style-name="T5"/></text:p>
                  </text:list-item>
                  <text:list-item>
                    <text:p text:style-name="P5"><text:span text:style-name="T5">La </text:span><text:span text:style-name="T2">evaluación heurística</text:span><text:span text:style-name="T5"> nos permite conocer la usabilidad de la aplicación en base a aspectoos evaluados por expert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Plan de evaluación <text:s/>por fases</text:p>
          </draw:text-box>
        </draw:frame>
        <draw:frame presentation:style-name="pr4" draw:text-style-name="P4" draw:layer="layout" svg:width="25.2cm" svg:height="12.179cm" svg:x="1.4cm" svg:y="5cm" presentation:class="outline">
          <draw:text-box>
            <text:list text:style-name="L2">
              <text:list-item>
                <text:p text:style-name="P4"><text:span text:style-name="T2">Validación</text:span></text:p>
                <text:list>
                  <text:list-item>
                    <text:p>Los métodos <text:span text:style-name="T2">pensar en voz alta </text:span><text:span text:style-name="T5">o </text:span><text:span text:style-name="T2">interacción constructiva</text:span><text:span text:style-name="T5"> nos permiten evaluar la aplicación con usuarios finales y detectar posibles problemas.</text:span></text:p>
                    <text:p><text:span text:style-name="T5"/></text:p>
                    <text:p><text:span text:style-name="T5"/></text:p>
                  </text:list-item>
                  <text:list-item>
                    <text:p><text:span text:style-name="T5">La implementación del </text:span><text:span text:style-name="T2">registro de uso</text:span><text:span text:style-name="T5"> nos permitiría identificar las áreas de mayor uso y dedicar a ellas mayor tiempo para su mejora, una vez desplegado el sistema fina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2T21:11:45.048165870</meta:creation-date>
    <dc:date>2014-12-03T20:40:37.325559264</dc:date>
    <meta:editing-duration>PT2H17M59S</meta:editing-duration>
    <meta:editing-cycles>11</meta:editing-cycles>
    <meta:generator>LibreOffice/4.2.6.3$Linux_X86_64 LibreOffice_project/420m0$Build-3</meta:generator>
    <meta:document-statistic meta:object-count="103"/>
  </office:meta>
</office:document-meta>
</file>